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lob Detection</text:p>
      <text:p text:style-name="P2">LEVEL: INTERMEDIATE</text:p>
      <text:p text:style-name="P2"/>
      <text:p text:style-name="P2">This tutorial builds on the basic image processing tutorial, using Python and the image processing module to find a blob of colour in an image.</text:p>
      <text:p text:style-name="P2"/>
      <text:p text:style-name="P2"/>
      <text:p text:style-name="P2">REQUIREMENTS:</text:p>
      <text:p text:style-name="P2"/>
      <text:p text:style-name="P2">Webcam</text:p>
      <text:p text:style-name="P2">Raspberry Pi</text:p>
      <text:p text:style-name="P2"/>
      <text:p text:style-name="P2"/>
      <text:p text:style-name="P2">INSTRUCTIONS:</text:p>
      <text:p text:style-name="P1"/>
      <text:p text:style-name="P1"/>
      <text:p text:style-name="P1">To begin this tutorial first create a file called blob.py. <text:s/>This will be the basis for our blob finding script. <text:s/>Once you have created the file, open it in a text editor.</text:p>
      <text:p text:style-name="P1"/>
      <text:p text:style-name="P1"/>
      <text:p text:style-name="P1">As with the introduction tutorial, we will be using the image processing module, and we will need to initialise the window and the camera to capture images.</text:p>
      <text:p text:style-name="P1"/>
      <text:p text:style-name="Code">from imgproc import *</text:p>
      <text:p text:style-name="Code"/>
      <text:p text:style-name="Code"># Create a camera</text:p>
      <text:p text:style-name="Code">cam = Camera(320, 240)</text:p>
      <text:p text:style-name="Code"/>
      <text:p text:style-name="Code"># use the camera's width and height to set the viewer size</text:p>
      <text:p text:style-name="Code">view = Viewer(“Blob finding”, cam.width, cam.height)</text:p>
      <text:p text:style-name="Standard"/>
      <text:p text:style-name="Standard">Now we have a viewer to draw images to, and a camera to capture images from. <text:s/>The next line we will add will be unfamiliar.</text:p>
      <text:p text:style-name="Standard"/>
      <text:p text:style-name="Code"># endlessly loop until the user exits</text:p>
      <text:p text:style-name="Code">While handleEvents():</text:p>
      <text:p text:style-name="Standard"/>
      <text:p text:style-name="Standard">This loop will be where we put the remainder of our script. <text:s/>This function continually returns True, and will handle the mouse and keyboard. <text:s/>When you press escape or otherwise exit, it will return false, finishing the loop and continuing to the end of the script</text:p>
      <text:p text:style-name="Standard"/>
      <text:p text:style-name="Standard">Next we will grab an image from the camera and display it</text:p>
      <text:p text:style-name="Standard"/>
      <text:p text:style-name="Code"><text:tab/># grab an image from the camera</text:p>
      <text:p text:style-name="Code"><text:tab/>image = cam.grabImage()</text:p>
      <text:p text:style-name="Standard"/>
      <text:p text:style-name="Code"><text:tab/># we will put our remaining code in here</text:p>
      <text:p text:style-name="Standard"/>
      <text:p text:style-name="Code"><text:tab/># display the image on the viewer</text:p>
      <text:p text:style-name="Code"><text:tab/>view.displayImage(image)</text:p>
      <text:p text:style-name="Standard"/>
      <text:p text:style-name="Standard"><text:soft-page-break/>Because this line is within the while loop, it will endlessly grab images from the camera and display them on screen, until the user exits.</text:p>
      <text:p text:style-name="Standard"/>
      <text:p text:style-name="Standard">Run this script now to check there aren't any syntax errors. <text:s/>It should create a window on screen and display a stream of images from the webcam. <text:s/>Close by pressing the escape key.</text:p>
      <text:p text:style-name="Standard"/>
      <text:p text:style-name="Standard">Our next aim is to try and detect a blob of colour in this image. <text:s/>Try and find something nearby which is bright green, red or blue. <text:s/>We will try to do is find this object in the image, by filtering out the other colours, then we will draw a marker in its centre.</text:p>
      <text:p text:style-name="Standard"/>
      <text:p text:style-name="Standard">First of all, we need to try and pinpoint the colour of our object, and filter out all of the others. <text:s/>We will do this by iterating over each pixel, and by testing its red green and blue intensities against each other.</text:p>
      <text:p text:style-name="Standard"/>
      <text:p text:style-name="Standard">In the basic tutorial, we isolated predominantly red colours, so lets start from there. <text:s/>Make sure you put this code after you grab the image from the camera, and before we display. <text:s/>It should also be indented so it is part of the 'while' loop.</text:p>
      <text:p text:style-name="Standard"/>
      <text:p text:style-name="Code">for x in range(0, image.width):</text:p>
      <text:p text:style-name="Code"><text:tab/>for y in range(0, image.height):</text:p>
      <text:p text:style-name="Code"><text:tab/><text:tab/># get the value of the current pixel</text:p>
      <text:p text:style-name="Code"><text:tab/><text:tab/>red, green, blue = image[x, y]</text:p>
      <text:p text:style-name="Code"/>
      <text:p text:style-name="Code"><text:tab/><text:tab/># check if the red intensity is greater than the green and blue</text:p>
      <text:p text:style-name="Code"><text:tab/><text:tab/>if red &gt; green and red &gt; blue:</text:p>
      <text:p text:style-name="Code"><text:tab/><text:tab/><text:tab/># colour pixels which pass the test black</text:p>
      <text:p text:style-name="Code"><text:tab/><text:tab/><text:tab/>image[x, y] = 0, 0, 0</text:p>
      <text:p text:style-name="Standard"/>
      <text:p text:style-name="Standard">The important line is the conditional</text:p>
      <text:p text:style-name="Standard"/>
      <text:p text:style-name="Code">if red &gt; green and red &gt; blue:</text:p>
      <text:p text:style-name="Standard"/>
      <text:p text:style-name="Standard">By testing the intensity of the individual channels against each other in different ways we can pinpoint our desired colour. <text:s/>Here are some hints to help you try to pick out your colour:</text:p>
      <text:p text:style-name="Standard"/>
      <text:p text:style-name="Code"># test the green channel is more intense than 128 (half intensity)</text:p>
      <text:p text:style-name="Code">if green &gt; 128:</text:p>
      <text:p text:style-name="Code"/>
      <text:p text:style-name="Code"># tests whether red is more than twice the intensity of the green channel</text:p>
      <text:p text:style-name="Code">if red &gt; (2 * green):</text:p>
      <text:p text:style-name="Code"/>
      <text:p text:style-name="Code"># here we look for colours where the blue value is greater than 64 </text:p>
      <text:p text:style-name="Code"># and the blue is more than 3/2 times as intense as the green</text:p>
      <text:p text:style-name="Code">if blue &gt; 64 and blue &gt; (3 / 2 * green):</text:p>
      <text:p text:style-name="Standard"/>
      <text:p text:style-name="Code"># An alternative way of writing the above, by nesting if statements</text:p>
      <text:p text:style-name="Code">if blue &gt; 64:</text:p>
      <text:p text:style-name="Code"><text:tab/>if blue &gt; (3 / 2 * green):</text:p>
      <text:p text:style-name="Code"><text:tab/><text:tab/># code here</text:p>
      <text:p text:style-name="Standard"/>
      <text:p text:style-name="Standard">255 is the maximum value for a channel, but most of the time colours are much less intense than <text:soft-page-break/>this. <text:s/>Start by filtering out very few pixels, and slowly narrow down the scope until you only have your coloured object remaining. <text:s/>You won't be able to get rid of all of the noise, so don't worry too much. <text:s/>Also a few images will be taken when the camera is not fully calibrated, so it will take a short time to stabilise. <text:s/>Keep trying until you get close.</text:p>
      <text:p text:style-name="Standard"/>
      <text:p text:style-name="Standard">You will probably notice as you're testing that it takes a while for each new image to appear on screen. <text:s/>This is because testing every pixel in an image is a fairly slow operation. <text:s/>We can speed this up by operating on an image at a lower resolution. <text:s/>To do this change the sizes when we create the camera to a lower value.</text:p>
      <text:p text:style-name="Standard"/>
      <text:p text:style-name="Code">cam = Camera(160, 120)</text:p>
      <text:p text:style-name="Standard"/>
      <text:p text:style-name="Standard">or</text:p>
      <text:p text:style-name="Standard"/>
      <text:p text:style-name="Code">cam = Camera(80, 60)</text:p>
      <text:p text:style-name="Standard"/>
      <text:p text:style-name="Standard">This will make our window smaller, but for our purpose this is fine, and it means we have less pixels to traverse.</text:p>
      <text:p text:style-name="Standard"/>
      <text:p text:style-name="Standard">Hopefully now your object is being filtered out and drawn over in black. <text:s/>The next stage is to work out the centre of the black pixels. <text:s/>The way we will do this is to find the average position of all of the black pixels. <text:s/>You can choose any method of averaging you like but I am going to use the mean.</text:p>
      <text:p text:style-name="Standard"/>
      <text:p text:style-name="Standard">To calculate the mean you add up all of the items values and divide by the total number of items. <text:s/>In our case the 'values' are the x and y positions and the total is the number of black pixels.</text:p>
      <text:p text:style-name="Standard"/>
      <text:p text:style-name="Standard">We can do this fairly easily as we iterate over all of our pixels. <text:s/>We will accumulate the x and y positions as we go, and increment a count of the number of black pixels. <text:s/>At the end we can then divide the accumulated x and y values by the total number to get the mean x and mean y positions, which represent the centre of our blob.</text:p>
      <text:p text:style-name="Standard"/>
      <text:p text:style-name="Standard">Here is the structure of the code to do this.</text:p>
      <text:p text:style-name="Standard"/>
      <text:p text:style-name="Standard">First we need to create the variables, they need to be initialised every time the loop runs, so put this just after the opening of the while</text:p>
      <text:p text:style-name="Standard"/>
      <text:p text:style-name="Code">while handleEvents():</text:p>
      <text:p text:style-name="Code"><text:tab/># x and y position accumulators</text:p>
      <text:p text:style-name="Code"><text:tab/>acc_x = 0</text:p>
      <text:p text:style-name="Code"><text:tab/>acc_y = 0</text:p>
      <text:p text:style-name="Code"/>
      <text:p text:style-name="Code"><text:tab/># number of pixels accumulated</text:p>
      <text:p text:style-name="Code"><text:tab/>acc_count = 0</text:p>
      <text:p text:style-name="Code"/>
      <text:p text:style-name="Code"><text:tab/># iterate over every pixel</text:p>
      <text:p text:style-name="Code"><text:tab/>…</text:p>
      <text:p text:style-name="Standard"/>
      <text:p text:style-name="Standard">now, whenever we pinpoint a pixel of our objects colour, we need to accumulate these variables values.</text:p>
      <text:p text:style-name="Standard"/>
      <text:p text:style-name="Standard">For each pixel:</text:p>
      <text:p text:style-name="Standard"/>
      <text:p text:style-name="Code"><text:soft-page-break/># replace this with your pixel test</text:p>
      <text:p text:style-name="Code">if red &gt; green and red &gt; blue:</text:p>
      <text:p text:style-name="Code"><text:tab/># add the x and y of the found pixel to the accumulators</text:p>
      <text:p text:style-name="Code"><text:tab/>acc_x += x</text:p>
      <text:p text:style-name="Code"><text:tab/>acc_y += y</text:p>
      <text:p text:style-name="Code"><text:tab/># increment the accumulated pixels' count</text:p>
      <text:p text:style-name="Code"><text:tab/>acc_count += 1</text:p>
      <text:p text:style-name="Code"><text:tab/># change the pixel colour to black here</text:p>
      <text:p text:style-name="Code"><text:tab/>image[x, y] = 0, 0, 0</text:p>
      <text:p text:style-name="Standard"/>
      <text:p text:style-name="Standard">By the end of the pixel iteration, we will have accumulated the number of pixels and their x and y co-ordinated. <text:s/>The final step is to calculate the centre point and draw a small cross there. <text:s/>Remember to do this before you display the image</text:p>
      <text:p text:style-name="Standard"/>
      <text:p text:style-name="Code"># check the count accumulator is greater than zero, to avoid dividing by zero</text:p>
      <text:p text:style-name="Code">if acc_count &gt; 0:</text:p>
      <text:p text:style-name="Code"><text:tab/># calculate the mean x and y positions</text:p>
      <text:p text:style-name="Code"><text:tab/>mean_x = acc_x / acc_count</text:p>
      <text:p text:style-name="Code"><text:tab/>mean_y = acc_y / acc_count</text:p>
      <text:p text:style-name="Code"/>
      <text:p text:style-name="Code"><text:tab/># draw a small cross in red at the mean position</text:p>
      <text:p text:style-name="Code"><text:tab/>image[mean_x + 0, mean_y - 1] = 255, 0, 0</text:p>
      <text:p text:style-name="Code"><text:tab/>image[mean_x – 1, mean_y + 0] = 255, 0, 0</text:p>
      <text:p text:style-name="Code"><text:tab/>image[mean_x + 0, mean_y + 0] = 255, 0, 0</text:p>
      <text:p text:style-name="Code"><text:tab/>image[mean_x + 1, mean_y + 0] = 255, 0, 0</text:p>
      <text:p text:style-name="Code"><text:tab/>image[mean_x + 0, mean_y + 1] = 255, 0, 0</text:p>
      <text:p text:style-name="Standard"/>
      <text:p text:style-name="Standard">Run this program, and it will find the centre of the colour of your object, and draw a red cross over it.</text:p>
      <text:p text:style-name="Standard"/>
      <text:p text:style-name="Standard">This marks the end of this tutorial. <text:s/>In later tutorials we will use more powerful functionality to do faster, and more complex detection and processing. <text:s/>If you wish to play around, there is documentation of the module and its functions on the website. <text:s/>Below is a listing of the code for this tutorial</text:p>
      <text:p text:style-name="Standard"/>
      <text:p text:style-name="Code">from imgproc import *</text:p>
      <text:p text:style-name="Code"></text:p>
      <text:p text:style-name="Code"># Create a camera</text:p>
      <text:p text:style-name="Code">cam = Camera(160, 120)</text:p>
      <text:p text:style-name="Code"></text:p>
      <text:p text:style-name="Code"># use the camera's width and height to set the viewer size</text:p>
      <text:p text:style-name="Code">view = Viewer("Blob finding", cam.width, cam.height)</text:p>
      <text:p text:style-name="Code"></text:p>
      <text:p text:style-name="Code"></text:p>
      <text:p text:style-name="Code">while handleEvents():</text:p>
      <text:p text:style-name="Code"><text:tab/># x and y position accumulators</text:p>
      <text:p text:style-name="Code"><text:tab/>acc_x = 0</text:p>
      <text:p text:style-name="Code"><text:tab/>acc_y = 0</text:p>
      <text:p text:style-name="Code"></text:p>
      <text:p text:style-name="Code"><text:tab/># number of pixels accumulated</text:p>
      <text:p text:style-name="Code"><text:tab/>acc_count = 0</text:p>
      <text:p text:style-name="Code"><text:soft-page-break/></text:p>
      <text:p text:style-name="Code"><text:tab/># grab an image from the camera</text:p>
      <text:p text:style-name="Code"><text:tab/>image = cam.grabImage()</text:p>
      <text:p text:style-name="Code"></text:p>
      <text:p text:style-name="Code"><text:tab/># iterate over every pixel</text:p>
      <text:p text:style-name="Code"><text:tab/>for x in range(0, image.width):</text:p>
      <text:p text:style-name="Code"><text:tab/><text:tab/>for y in range(0, image.height):</text:p>
      <text:p text:style-name="Code"><text:tab/><text:tab/><text:tab/># get the value of the current pixel</text:p>
      <text:p text:style-name="Code"><text:tab/><text:tab/><text:tab/>red, green, blue = image[x, y]</text:p>
      <text:p text:style-name="Code"></text:p>
      <text:p text:style-name="Code"><text:tab/><text:tab/><text:tab/># check if the red intensity is greater than green and blue</text:p>
      <text:p text:style-name="Code"><text:tab/><text:tab/><text:tab/>if red &gt; green and red &gt; blue:</text:p>
      <text:p text:style-name="Code"><text:tab/><text:tab/><text:tab/><text:tab/># accumulate x and y of found pixel</text:p>
      <text:p text:style-name="Code"><text:tab/><text:tab/><text:tab/><text:tab/>acc_x += x</text:p>
      <text:p text:style-name="Code"><text:tab/><text:tab/><text:tab/><text:tab/>acc_y += y</text:p>
      <text:p text:style-name="Code"><text:tab/><text:tab/><text:tab/><text:tab/># increment the accumulated pixels' count</text:p>
      <text:p text:style-name="Code"><text:tab/><text:tab/><text:tab/><text:tab/>acc_count += 1</text:p>
      <text:p text:style-name="Code"><text:tab/><text:tab/><text:tab/><text:tab/># colour pixels which pass the test black</text:p>
      <text:p text:style-name="Code"><text:tab/><text:tab/><text:tab/><text:tab/>image[x, y] = 0, 0, 0</text:p>
      <text:p text:style-name="Code"></text:p>
      <text:p text:style-name="Code"><text:tab/># check the accumulator is greater than 0, to avoid a divide by 0</text:p>
      <text:p text:style-name="Code"><text:tab/>if acc_count &gt; 0:</text:p>
      <text:p text:style-name="Code"><text:tab/><text:tab/># calculate the mean x and y positions</text:p>
      <text:p text:style-name="Code"><text:tab/><text:tab/>mean_x = acc_x / acc_count</text:p>
      <text:p text:style-name="Code"><text:tab/><text:tab/>mean_y = acc_y / acc_count</text:p>
      <text:p text:style-name="Code"><text:tab/><text:tab/></text:p>
      <text:p text:style-name="Code"><text:tab/><text:tab/># draw a small cross in red at the mean position</text:p>
      <text:p text:style-name="Code"><text:tab/><text:tab/>image[mean_x + 0, mean_y - 1] = 255, 0, 0</text:p>
      <text:p text:style-name="Code"><text:tab/><text:tab/>image[mean_x - 1, mean_y + 0] = 255, 0, 0</text:p>
      <text:p text:style-name="Code"><text:tab/><text:tab/>image[mean_x + 0, mean_y + 0] = 255, 0, 0</text:p>
      <text:p text:style-name="Code"><text:tab/><text:tab/>image[mean_x + 1, mean_y + 0] = 255, 0, 0</text:p>
      <text:p text:style-name="Code"><text:tab/><text:tab/>image[mean_x + 0, mean_y + 1] = 255, 0, 0</text:p>
      <text:p text:style-name="Code"></text:p>
      <text:p text:style-name="Code"><text:tab/># display the image on the viewer</text:p>
      <text:p text:style-name="Code"><text:tab/>view.displayImage(image)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 style:next-style-name="Standard" style:master-page-name="">
      <style:paragraph-properties fo:margin="100%" fo:margin-left="0cm" fo:margin-right="0cm" fo:margin-top="0cm" fo:margin-bottom="0cm" fo:line-height="120%" fo:text-indent="0cm" style:auto-text-indent="true" style:page-number="auto" fo:background-color="transparent" style:shadow="none">
        <style:tab-stops/>
        <style:background-image/>
      </style:paragraph-properties>
      <style:text-properties fo:color="#000080" style:font-name="Ubuntu Mono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.R. Jones</meta:initial-creator>
    <meta:creation-date>2012-08-16T13:22:33</meta:creation-date>
    <dc:date>2012-08-17T13:42:59</dc:date>
    <dc:creator>E.R. Jones</dc:creator>
    <meta:editing-duration>PT5H36M34S</meta:editing-duration>
    <meta:editing-cycles>130</meta:editing-cycles>
    <meta:generator>LibreOffice/3.5$Linux_x86 LibreOffice_project/350m1$Build-2</meta:generator>
    <meta:document-statistic meta:table-count="0" meta:image-count="0" meta:object-count="0" meta:page-count="5" meta:paragraph-count="146" meta:word-count="1612" meta:character-count="8362" meta:non-whitespace-character-count="6683"/>
  </office:meta>
</office:document-meta>
</file>